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9000002A49C351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Emanu0311/FacadeEncryptor" text:style-name="Internet_20_link" text:visited-style-name="Visited_20_Internet_20_Link">https://github.com/Emanu0311/FacadeEncryptor</text:a></text:p>
      <text:p text:style-name="Standard"><draw:frame draw:style-name="fr1" draw:name="Image1" text:anchor-type="char" svg:width="6.9252in" svg:height="3.2665in" draw:z-index="0"><draw:image xlink:href="Pictures/1000000100000599000002A49C351D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5:06:23.899925026</meta:creation-date>
    <dc:date>2026-03-13T15:07:08.593387280</dc:date>
    <meta:editing-duration>PT45S</meta:editing-duration>
    <meta:editing-cycles>1</meta:editing-cycles>
    <meta:document-statistic meta:table-count="0" meta:image-count="1" meta:object-count="0" meta:page-count="1" meta:paragraph-count="1" meta:word-count="1" meta:character-count="44" meta:non-whitespace-character-count="44"/>
    <meta:generator>LibreOffice/25.8.5.2$Linux_X86_64 LibreOffice_project/580$Build-2</meta:generator>
  </office:meta>
</office:document-meta>
</file>